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style:font-name="FreeSans" fo:font-size="18pt"/>
    </style:style>
    <style:style style:name="P4" style:family="paragraph" style:parent-style-name="Normal">
      <style:paragraph-properties fo:text-align="start" style:justify-single-word="false"/>
      <style:text-properties style:font-name="FreeSans" fo:font-size="14pt"/>
    </style:style>
    <style:style style:name="P5" style:family="paragraph" style:parent-style-name="Normal">
      <style:paragraph-properties fo:text-align="justify" style:justify-single-word="false"/>
      <style:text-properties style:font-name="FreeSans" fo:font-size="14pt" officeooo:rsid="001f2723" officeooo:paragraph-rsid="001f2723" style:font-size-asian="12.25pt" style:font-size-complex="14pt"/>
    </style:style>
    <style:style style:name="P6" style:family="paragraph" style:parent-style-name="Normal">
      <style:paragraph-properties fo:text-align="justify" style:justify-single-word="false"/>
      <style:text-properties style:font-name="FreeSans" fo:font-size="12pt" officeooo:paragraph-rsid="001de232" style:font-size-asian="12pt" style:font-size-complex="12pt"/>
    </style:style>
    <style:style style:name="P7" style:family="paragraph" style:parent-style-name="Normal">
      <style:paragraph-properties fo:text-align="start" style:justify-single-word="false"/>
      <style:text-properties style:font-name="FreeSans" fo:font-size="12pt" style:font-size-asian="12pt" style:font-size-complex="12pt"/>
    </style:style>
    <style:style style:name="P8" style:family="paragraph" style:parent-style-name="Normal">
      <style:paragraph-properties fo:text-align="justify" style:justify-single-word="false"/>
      <style:text-properties style:font-name="FreeSans" fo:font-size="12pt" officeooo:rsid="001de232" officeooo:paragraph-rsid="001de232" style:font-size-asian="12pt" style:font-size-complex="12pt"/>
    </style:style>
    <style:style style:name="P9" style:family="paragraph" style:parent-style-name="Normal">
      <style:paragraph-properties fo:text-align="center" style:justify-single-word="false"/>
      <style:text-properties style:font-name="FreeSans" fo:font-size="24pt" style:font-size-asian="24pt" style:font-size-complex="24pt"/>
    </style:style>
    <style:style style:name="P10" style:family="paragraph" style:parent-style-name="Normal">
      <style:paragraph-properties fo:text-align="start" style:justify-single-word="false"/>
      <style:text-properties style:font-name="FreeSans" fo:font-size="16pt" style:font-size-asian="16pt" style:font-size-complex="16pt"/>
    </style:style>
    <style:style style:name="P11" style:family="paragraph" style:parent-style-name="Normal">
      <style:paragraph-properties fo:text-align="justify" style:justify-single-word="false"/>
      <style:text-properties style:font-name="FreeSans" fo:font-size="16pt" officeooo:rsid="001f2723" officeooo:paragraph-rsid="001f2723" style:font-size-asian="16pt" style:font-size-complex="16pt"/>
    </style:style>
    <style:style style:name="P12" style:family="paragraph" style:parent-style-name="Normal">
      <style:paragraph-properties fo:text-align="start" style:justify-single-word="false"/>
      <style:text-properties style:font-name="FreeSans" fo:font-size="12pt" fo:font-style="italic" officeooo:rsid="001df81f" officeooo:paragraph-rsid="001df81f" style:font-size-asian="12pt" style:font-style-asian="italic" style:font-size-complex="12pt" style:font-style-complex="italic"/>
    </style:style>
    <style:style style:name="T1" style:family="text">
      <style:text-properties officeooo:rsid="001de232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2a45d" style:font-size-asian="12pt" style:font-size-complex="12pt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23137d" style:font-size-asian="10.5pt" style:font-size-complex="12pt"/>
    </style:style>
    <style:style style:name="T6" style:family="text">
      <style:text-properties officeooo:rsid="0020bc49"/>
    </style:style>
    <style:style style:name="T7" style:family="text">
      <style:text-properties officeooo:rsid="0023137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Projeto Integrado - Plataforma Grupou - Atividade da semana 01</text:p>
        <text:p text:style-name="P3"/>
        <text:p text:style-name="P12">Aluno: Lucas Guimarães Cavalheiro - 2012200347</text:p>
        <text:p text:style-name="P2"/>
        <text:p text:style-name="P10">Tecnologias usadas:</text:p>
        <text:p text:style-name="P4"/>
        <text:p text:style-name="P4"><text:tab/><text:span text:style-name="T2">- Python com nltk, matplotlib, </text:span><text:span text:style-name="T3">numpy</text:span><text:span text:style-name="T2"> e pdfminer.six;</text:span></text:p>
        <text:p text:style-name="P7"><text:tab/>- <text:a xlink:type="simple" xlink:href="https://www.ibm.com/cloud/watson-natural-language-understanding" text:style-name="Internet_20_link" text:visited-style-name="Visited_20_Internet_20_Link">Watson Natural Language Understanding</text:a>;</text:p>
        <text:p text:style-name="P7"><text:tab/>- <text:a xlink:type="simple" xlink:href="http://dia-installer.de/index.html.en" text:style-name="Internet_20_link" text:visited-style-name="Visited_20_Internet_20_Link"><text:span text:style-name="T6">Dia</text:span></text:a><text:span text:style-name="T6"> e </text:span><text:a xlink:type="simple" xlink:href="https://bpmn.io/" text:style-name="Internet_20_link" text:visited-style-name="Visited_20_Internet_20_Link"><text:span text:style-name="T6">bpmn.io</text:span></text:a><text:span text:style-name="T6"> para modelagem de processos de negócio;</text:span></text:p>
        <text:p text:style-name="P1"/>
        <text:p text:style-name="P10">Forma de levantamento de problemas e soluções:</text:p>
        <text:p text:style-name="P4"/>
        <text:p text:style-name="P6"><text:tab/>Após processamento do feedback dos alunos usando Python, uma lista rudimentar de possíveis termos de interesse <text:span text:style-name="T1">foi formada (</text:span><text:a xlink:type="simple" xlink:href="../raw_results/raw-results.txt" text:style-name="Internet_20_link" text:visited-style-name="Visited_20_Internet_20_Link"><text:span text:style-name="T1">raw-results.txt</text:span></text:a><text:span text:style-name="T1">). </text:span></text:p>
        <text:p text:style-name="P8"><text:tab/>Após analisar a lista utilizando Watson Natural Language Understanding, uma lista de termos mais relevantes e um gráfico de barras foram gerados (<text:a xlink:type="simple" xlink:href="../raw_results/natural-results.json" text:style-name="Internet_20_link" text:visited-style-name="Visited_20_Internet_20_Link">natural-results.json</text:a> e <text:a xlink:type="simple" xlink:href="../natural-results.png" text:style-name="Internet_20_link" text:visited-style-name="Visited_20_Internet_20_Link">natural-results.png</text:a>), analisando estes sets de informações manualmente, foi redigido uma tabela com os problemas encontrados e propostas de possíveis soluções (<text:a xlink:type="simple" xlink:href="../solucoes.pdf" text:style-name="Internet_20_link" text:visited-style-name="Visited_20_Internet_20_Link"><text:span text:style-name="T7">solucoes.pdf</text:span></text:a>).</text:p>
        <text:p text:style-name="P8"><text:tab/>Finalmente, processos de negócio foram modelados para cobrir e melhor exemplificar as soluções propostas, utilizando BPMN (pasta diagram<text:span text:style-name="T7">as_exportados</text:span>).</text:p>
        <text:p text:style-name="P6"/>
        <text:p text:style-name="P11">Considerações finais:</text:p>
        <text:p text:style-name="P5"/>
        <text:p text:style-name="P5"><text:tab/><text:span text:style-name="T4">Está disponível também os scripts python e outros arquivos de resultado “cru”, caso ainda seja necessária sua avaliação. Por fim, este trabalho também se encontra hospedado em um repositório </text:span><text:span text:style-name="T5">do </text:span><text:a xlink:type="simple" xlink:href="https://github.com/lgcavalheiro/dev-mobile-class-repo/tree/master/grupou-atividade-semana-1" text:style-name="Internet_20_link" text:visited-style-name="Visited_20_Internet_20_Link"><text:span text:style-name="T5">Github</text:span></text:a><text:span text:style-name="T4">.</text:span></text:p>
        <text:p text:style-name="P2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family="'Times New Roman'" fo:font-size="12pt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Tue Sep  8 21:59:47 2020
</meta:creation-date>
    <dc:date>2020-09-08T23:09:27.726534143</dc:date>
    <meta:editing-duration>PT30M54S</meta:editing-duration>
    <meta:editing-cycles>10</meta:editing-cycles>
    <meta:document-statistic meta:table-count="0" meta:image-count="0" meta:object-count="0" meta:page-count="1" meta:paragraph-count="12" meta:word-count="163" meta:character-count="1185" meta:non-whitespace-character-count="1026"/>
  </office:meta>
</office:document-meta>
</file>